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7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22.31mm" svg:height="97.92mm" svg:x="257.33mm" svg:y="49.06mm">
            <draw:object draw:notify-on-update-of-ranges="Sheet1.A2:Sheet1.A13 Sheet1.B1:Sheet1.B1 Sheet1.B2:Sheet1.B13 Sheet1.E1:Sheet1.E1 Sheet1.E2:Sheet1.E13 Sheet1.C1:Sheet1.C1 Sheet1.C2:Sheet1.C13 Sheet1.F1:Sheet1.F1 Sheet1.F2:Sheet1.F13 Sheet1.D1:Sheet1.D1 Sheet1.D2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DECRA PI</text:p>
          </table:table-cell>
          <table:table-cell table:style-name="ce1" office:value-type="string" calcext:value-type="string">
            <text:p>PhD student</text:p>
          </table:table-cell>
          <table:table-cell table:style-name="ce1" office:value-type="string" calcext:value-type="string">
            <text:p>Master stud.</text:p>
          </table:table-cell>
          <table:table-cell table:style-name="ce1" office:value-type="string" calcext:value-type="string">
            <text:p>RA</text:p>
          </table:table-cell>
          <table:table-cell/>
        </table:table-row>
        <table:table-row table:style-name="ro1">
          <table:table-cell office:value-type="string" calcext:value-type="string">
            <text:p>Res. Assist.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CRA P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. Assist.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ster stud.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CRA P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s. Assist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Master stud.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DECRA P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PhD stud.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DECRA P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PhD stud.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DECRA P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C1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0:49:22.784561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08-12-23T10:51:36</meta:creation-date>
    <meta:editing-cycles>4</meta:editing-cycles>
    <meta:editing-duration>PT50M17S</meta:editing-duration>
    <dc:date>2018-02-28T12:23:53.223745789</dc:date>
    <dc:creator>Marian-Andrei Rizoiu</dc:creator>
    <meta:document-statistic meta:table-count="3" meta:cell-count="6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6pt" style:font-size-asian="10pt" style:font-size-complex="10pt"/>
    </style:style>
    <style:style style:name="ch4" style:family="chart" style:data-style-name="N0">
      <style:chart-properties chart:display-label="false" chart:logarithmic="false" chart:maximum="6" chart:origin="0" chart:reverse-direction="false" text:line-break="false" loext:try-staggering-first="false" chart:link-data-style-to-source="true" chart:axis-position="1"/>
      <style:text-properties fo:font-size="16pt" style:font-size-asian="10pt" style:font-size-complex="10pt"/>
    </style:style>
    <style:style style:name="ch5" style:family="chart">
      <style:graphic-properties draw:stroke="dash" draw:stroke-dash="Liniuțe_20_lungi_20_fine"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draw:textarea-vertical-align="middle" fo:min-height="0.909cm"/>
    </style:style>
    <style:style style:name="P1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12.232cm" svg:height="9.793cm" xlink:href=".." xlink:type="simple" chart:class="chart:bar" chart:column-mapping="0 3 1 4 2" chart:style-name="ch1">
        <chart:plot-area chart:style-name="ch2" table:cell-range-address="Sheet1.A2:Sheet1.D13 Sheet1.A1:Sheet1.D1 Sheet1.E1:Sheet1.F13" chart:data-source-has-labels="both" svg:x="-2.134cm" svg:y="0.779cm" svg:width="14.151cm" svg:height="8.612cm">
          <chartooo:coordinate-region svg:x="1.715cm" svg:y="0.779cm" svg:width="10.302cm" svg:height="8.612cm"/>
          <chart:axis chart:dimension="x" chart:name="primary-x" chart:style-name="ch3" chartooo:axis-type="auto">
            <chartooo:date-scale/>
            <chart:categories table:cell-range-address="Sheet1.A2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bar">
            <chart:data-point chart:repeated="12"/>
          </chart:series>
          <chart:series chart:style-name="ch7" chart:values-cell-range-address="Sheet1.E2:Sheet1.E13" chart:label-cell-address="Sheet1.E1:Sheet1.E1" chart:class="chart:bar">
            <chart:data-point chart:repeated="12"/>
          </chart:series>
          <chart:series chart:style-name="ch8" chart:values-cell-range-address="Sheet1.C2:Sheet1.C13" chart:label-cell-address="Sheet1.C1:Sheet1.C1" chart:class="chart:bar">
            <chart:data-point chart:repeated="12"/>
          </chart:series>
          <chart:series chart:style-name="ch9" chart:values-cell-range-address="Sheet1.F2:Sheet1.F13" chart:label-cell-address="Sheet1.F1:Sheet1.F1" chart:class="chart:bar">
            <chart:data-point chart:repeated="12"/>
          </chart:series>
          <chart:series chart:style-name="ch10" chart:values-cell-range-address="Sheet1.D2:Sheet1.D13" chart:label-cell-address="Sheet1.D1:Sheet1.D1" chart:class="chart:bar">
            <chart:data-point chart:repeated="12"/>
          </chart:series>
          <chart:wall chart:style-name="ch11"/>
          <chart:floor chart:style-name="ch12"/>
        </chart:plot-area>
        <draw:frame draw:style-name="gr1" draw:text-style-name="P1" svg:width="1.601cm" svg:height="0.909cm" svg:x="2.629cm" svg:y="0cm">
          <draw:text-box>
            <text:p><text:span text:style-name="T1">Year 1</text:span></text:p>
          </draw:text-box>
        </draw:frame>
        <draw:frame draw:style-name="gr1" draw:text-style-name="P1" svg:width="2.563cm" svg:height="0.909cm" svg:x="6.104cm" svg:y="0cm">
          <draw:text-box>
            <text:p><text:span text:style-name="T1">Year 2</text:span></text:p>
          </draw:text-box>
        </draw:frame>
        <draw:frame draw:style-name="gr1" draw:text-style-name="P1" svg:width="2.563cm" svg:height="0.909cm" svg:x="9.527cm" svg:y="0cm">
          <draw:text-box>
            <text:p><text:span text:style-name="T1">Year 3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:Sheet1.B1</svg:desc>
                </draw:g>
              </table:table-cell>
              <table:table-cell office:value-type="string">
                <text:p>Master stud.</text:p>
                <draw:g>
                  <svg:desc>Sheet1.E1:Sheet1.E1</svg:desc>
                </draw:g>
              </table:table-cell>
              <table:table-cell office:value-type="string">
                <text:p>DECRA PI</text:p>
                <draw:g>
                  <svg:desc>Sheet1.C1:Sheet1.C1</svg:desc>
                </draw:g>
              </table:table-cell>
              <table:table-cell office:value-type="string">
                <text:p>RA</text:p>
                <draw:g>
                  <svg:desc>Sheet1.F1:Sheet1.F1</svg:desc>
                </draw:g>
              </table:table-cell>
              <table:table-cell office:value-type="string">
                <text:p>PhD stude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s. Assist.</text:p>
                <draw:g>
                  <svg:desc>Sheet1.A2:Sheet1.A13</svg:desc>
                </draw:g>
              </table:table-cell>
              <table:table-cell office:value-type="float" office:value="0">
                <text:p>0</text:p>
                <draw:g>
                  <svg:desc>Sheet1.B2:Sheet1.B13</svg:desc>
                </draw:g>
              </table:table-cell>
              <table:table-cell office:value-type="float" office:value="NaN">
                <text:p>NaN</text:p>
                <draw:g>
                  <svg:desc>Sheet1.E2:Sheet1.E13</svg:desc>
                </draw:g>
              </table:table-cell>
              <table:table-cell office:value-type="float" office:value="NaN">
                <text:p>NaN</text:p>
                <draw:g>
                  <svg:desc>Sheet1.C2:Sheet1.C13</svg:desc>
                </draw:g>
              </table:table-cell>
              <table:table-cell office:value-type="float" office:value="4">
                <text:p>4</text:p>
                <draw:g>
                  <svg:desc>Sheet1.F2:Sheet1.F13</svg:desc>
                </draw:g>
              </table:table-cell>
              <table:table-cell office:value-type="float" office:value="NaN">
                <text:p>NaN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DECRA P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. Assist.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ster stud. 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RA PI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. Assist.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ster stud. 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RA P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D stud. 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CRA PI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D stud. 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CRA P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Liniuțe_20_lungi_20_fine" draw:display-name="Liniuțe lungi fine" draw:style="rect" draw:dots1="1" draw:dots1-length="500%" draw:distance="450%"/>
  </office:styles>
</office:document-styles>
</file>